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6.32pt" svg:height="177.93pt" svg:x="198.79pt" svg:y="94.71pt">
            <draw:object draw:notify-on-update-of-ranges="Sheet1.I3:Sheet1.I7 Sheet1.J3:Sheet1.J7 Sheet1.K3:Sheet1.K7 Sheet1.L3:Sheet1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0.99pt" svg:height="174.93pt" svg:x="533.57pt" svg:y="93.12pt">
            <draw:object draw:notify-on-update-of-ranges="Sheet1.I3:Sheet1.I7 Sheet1.M3:Sheet1.M7 Sheet1.N3:Sheet1.N7 Sheet1.O3:Sheet1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64.84pt" svg:height="148.96pt" svg:x="872.33pt" svg:y="107.43pt">
            <draw:object draw:notify-on-update-of-ranges="Sheet1.I3:Sheet1.I7 Sheet1.P3:Sheet1.P7 Sheet1.Q3:Sheet1.Q7 Sheet1.R3:Sheet1.R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81.28pt" svg:height="158.23pt" svg:x="1152.48pt" svg:y="105.22pt">
            <draw:object draw:notify-on-update-of-ranges="Sheet1.I3:Sheet1.I7 Sheet1.S3:Sheet1.S7 Sheet1.T3:Sheet1.T7 Sheet1.U3:Sheet1.U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90.5pt" svg:height="219.66pt" svg:x="166.76pt" svg:y="305.55pt">
            <draw:object draw:notify-on-update-of-ranges="Sheet1.I3:Sheet1.I7 Sheet1.K3:Sheet1.K7 Sheet1.N3:Sheet1.N7 Sheet1.Q3:Sheet1.Q7 Sheet1.T3:Sheet1.T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79.13pt" svg:height="213.25pt" svg:x="595.25pt" svg:y="301.75pt">
            <draw:object draw:notify-on-update-of-ranges="Sheet1.I3:Sheet1.I7 Sheet1.J3:Sheet1.J7 Sheet1.M3:Sheet1.M7 Sheet1.P3:Sheet1.P7 Sheet1.S3:Sheet1.S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95.18pt" svg:height="222.26pt" svg:x="997.99pt" svg:y="304.75pt">
            <draw:object draw:notify-on-update-of-ranges="Sheet1.I3:Sheet1.I7 Sheet1.L3:Sheet1.L7 Sheet1.O3:Sheet1.O7 Sheet1.R3:Sheet1.R7 Sheet1.U3:Sheet1.U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10"/>
          <table:table-cell office:value-type="string" calcext:value-type="string">
            <text:p>Lib</text:p>
          </table:table-cell>
          <table:table-cell table:number-columns-repeated="2"/>
          <table:table-cell office:value-type="string" calcext:value-type="string">
            <text:p>Proc</text:p>
          </table:table-cell>
          <table:table-cell table:number-columns-repeated="2"/>
          <table:table-cell office:value-type="string" calcext:value-type="string">
            <text:p>ProcC</text:p>
          </table:table-cell>
          <table:table-cell/>
          <table:table-cell office:value-type="string" calcext:value-type="string">
            <text:p>ProcCF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467.97641" calcext:value-type="float">
            <text:p>1467.97641</text:p>
          </table:table-cell>
          <table:table-cell office:value-type="float" office:value="70180.69884" calcext:value-type="float">
            <text:p>70180.69884</text:p>
          </table:table-cell>
          <table:table-cell office:value-type="float" office:value="472.1631" calcext:value-type="float">
            <text:p>472.1631</text:p>
          </table:table-cell>
          <table:table-cell office:value-type="float" office:value="91.31297" calcext:value-type="float">
            <text:p>91.31297</text:p>
          </table:table-cell>
          <table:table-cell office:value-type="float" office:value="45294.27092" calcext:value-type="float">
            <text:p>45294.27092</text:p>
          </table:table-cell>
          <table:table-cell office:value-type="float" office:value="454.68942" calcext:value-type="float">
            <text:p>454.68942</text:p>
          </table:table-cell>
          <table:table-cell office:value-type="float" office:value="79.65326" calcext:value-type="float">
            <text:p>79.65326</text:p>
          </table:table-cell>
          <table:table-cell office:value-type="float" office:value="18818.33704" calcext:value-type="float">
            <text:p>18818.33704</text:p>
          </table:table-cell>
          <table:table-cell office:value-type="float" office:value="247.85244" calcext:value-type="float">
            <text:p>247.85244</text:p>
          </table:table-cell>
          <table:table-cell office:value-type="float" office:value="73.92126" calcext:value-type="float">
            <text:p>73.92126</text:p>
          </table:table-cell>
          <table:table-cell office:value-type="float" office:value="17214.34782" calcext:value-type="float">
            <text:p>17214.34782</text:p>
          </table:table-cell>
          <table:table-cell office:value-type="float" office:value="34.56142" calcext:value-type="float">
            <text:p>34.56142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1511.52808" calcext:value-type="float">
            <text:p>1511.52808</text:p>
          </table:table-cell>
          <table:table-cell office:value-type="float" office:value="147628.16406" calcext:value-type="float">
            <text:p>147628.16406</text:p>
          </table:table-cell>
          <table:table-cell office:value-type="float" office:value="927.46912" calcext:value-type="float">
            <text:p>927.46912</text:p>
          </table:table-cell>
          <table:table-cell office:value-type="float" office:value="85.525" calcext:value-type="float">
            <text:p>85.525</text:p>
          </table:table-cell>
          <table:table-cell office:value-type="float" office:value="86181.91418" calcext:value-type="float">
            <text:p>86181.91418</text:p>
          </table:table-cell>
          <table:table-cell office:value-type="float" office:value="867.67577" calcext:value-type="float">
            <text:p>867.67577</text:p>
          </table:table-cell>
          <table:table-cell office:value-type="float" office:value="84.82529" calcext:value-type="float">
            <text:p>84.82529</text:p>
          </table:table-cell>
          <table:table-cell office:value-type="float" office:value="36915.0102" calcext:value-type="float">
            <text:p>36915.0102</text:p>
          </table:table-cell>
          <table:table-cell office:value-type="float" office:value="524.43317" calcext:value-type="float">
            <text:p>524.43317</text:p>
          </table:table-cell>
          <table:table-cell office:value-type="float" office:value="81.53342" calcext:value-type="float">
            <text:p>81.53342</text:p>
          </table:table-cell>
          <table:table-cell office:value-type="float" office:value="32930.25314" calcext:value-type="float">
            <text:p>32930.25314</text:p>
          </table:table-cell>
          <table:table-cell office:value-type="float" office:value="78.69708" calcext:value-type="float">
            <text:p>78.69708</text:p>
          </table:table-cell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1693.27982" calcext:value-type="float">
            <text:p>1693.27982</text:p>
          </table:table-cell>
          <table:table-cell office:value-type="float" office:value="230327.62309" calcext:value-type="float">
            <text:p>230327.62309</text:p>
          </table:table-cell>
          <table:table-cell office:value-type="float" office:value="1485.17763" calcext:value-type="float">
            <text:p>1485.17763</text:p>
          </table:table-cell>
          <table:table-cell office:value-type="float" office:value="92.46227" calcext:value-type="float">
            <text:p>92.46227</text:p>
          </table:table-cell>
          <table:table-cell office:value-type="float" office:value="140915.23611" calcext:value-type="float">
            <text:p>140915.23611</text:p>
          </table:table-cell>
          <table:table-cell office:value-type="float" office:value="1488.63958" calcext:value-type="float">
            <text:p>1488.63958</text:p>
          </table:table-cell>
          <table:table-cell office:value-type="float" office:value="90.49289" calcext:value-type="float">
            <text:p>90.49289</text:p>
          </table:table-cell>
          <table:table-cell office:value-type="float" office:value="57874.95078" calcext:value-type="float">
            <text:p>57874.95078</text:p>
          </table:table-cell>
          <table:table-cell office:value-type="float" office:value="860.87826" calcext:value-type="float">
            <text:p>860.87826</text:p>
          </table:table-cell>
          <table:table-cell office:value-type="float" office:value="84.45944" calcext:value-type="float">
            <text:p>84.45944</text:p>
          </table:table-cell>
          <table:table-cell office:value-type="float" office:value="51996.72326" calcext:value-type="float">
            <text:p>51996.72326</text:p>
          </table:table-cell>
          <table:table-cell office:value-type="float" office:value="118.92458" calcext:value-type="float">
            <text:p>118.92458</text:p>
          </table:table-cell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1765.63485" calcext:value-type="float">
            <text:p>1765.63485</text:p>
          </table:table-cell>
          <table:table-cell office:value-type="float" office:value="325486.42255" calcext:value-type="float">
            <text:p>325486.42255</text:p>
          </table:table-cell>
          <table:table-cell office:value-type="float" office:value="2039.5883" calcext:value-type="float">
            <text:p>2039.5883</text:p>
          </table:table-cell>
          <table:table-cell office:value-type="float" office:value="91.49375" calcext:value-type="float">
            <text:p>91.49375</text:p>
          </table:table-cell>
          <table:table-cell office:value-type="float" office:value="185737.18048" calcext:value-type="float">
            <text:p>185737.18048</text:p>
          </table:table-cell>
          <table:table-cell office:value-type="float" office:value="1846.05624" calcext:value-type="float">
            <text:p>1846.05624</text:p>
          </table:table-cell>
          <table:table-cell office:value-type="float" office:value="99.94291" calcext:value-type="float">
            <text:p>99.94291</text:p>
          </table:table-cell>
          <table:table-cell office:value-type="float" office:value="77705.0043" calcext:value-type="float">
            <text:p>77705.0043</text:p>
          </table:table-cell>
          <table:table-cell office:value-type="float" office:value="1220.29774" calcext:value-type="float">
            <text:p>1220.29774</text:p>
          </table:table-cell>
          <table:table-cell office:value-type="float" office:value="87.24868" calcext:value-type="float">
            <text:p>87.24868</text:p>
          </table:table-cell>
          <table:table-cell office:value-type="float" office:value="68321.21297" calcext:value-type="float">
            <text:p>68321.21297</text:p>
          </table:table-cell>
          <table:table-cell office:value-type="float" office:value="161.63805" calcext:value-type="float">
            <text:p>161.63805</text:p>
          </table:table-cell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office:value-type="float" office:value="1785.36599" calcext:value-type="float">
            <text:p>1785.36599</text:p>
          </table:table-cell>
          <table:table-cell office:value-type="float" office:value="422856.0137" calcext:value-type="float">
            <text:p>422856.0137</text:p>
          </table:table-cell>
          <table:table-cell office:value-type="float" office:value="2505.23666" calcext:value-type="float">
            <text:p>2505.23666</text:p>
          </table:table-cell>
          <table:table-cell office:value-type="float" office:value="95.1393" calcext:value-type="float">
            <text:p>95.1393</text:p>
          </table:table-cell>
          <table:table-cell office:value-type="float" office:value="270346.39668" calcext:value-type="float">
            <text:p>270346.39668</text:p>
          </table:table-cell>
          <table:table-cell office:value-type="float" office:value="2328.0758" calcext:value-type="float">
            <text:p>2328.0758</text:p>
          </table:table-cell>
          <table:table-cell office:value-type="float" office:value="95.94993" calcext:value-type="float">
            <text:p>95.94993</text:p>
          </table:table-cell>
          <table:table-cell office:value-type="float" office:value="109434.81614" calcext:value-type="float">
            <text:p>109434.81614</text:p>
          </table:table-cell>
          <table:table-cell office:value-type="float" office:value="1554.15449" calcext:value-type="float">
            <text:p>1554.15449</text:p>
          </table:table-cell>
          <table:table-cell office:value-type="float" office:value="86.56585" calcext:value-type="float">
            <text:p>86.56585</text:p>
          </table:table-cell>
          <table:table-cell office:value-type="float" office:value="98534.85156" calcext:value-type="float">
            <text:p>98534.85156</text:p>
          </table:table-cell>
          <table:table-cell office:value-type="float" office:value="196.91385" calcext:value-type="float">
            <text:p>196.91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4:02:31.637028295</meta:creation-date>
    <dc:date>2019-08-08T15:30:38.369349700</dc:date>
    <meta:editing-duration>PT41M21S</meta:editing-duration>
    <meta:editing-cycles>6</meta:editing-cycles>
    <meta:generator>LibreOffice/6.0.7.3$Linux_X86_64 LibreOffice_project/00m0$Build-3</meta:generator>
    <meta:document-statistic meta:table-count="1" meta:cell-count="8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6cm" svg:height="6.278cm" xlink:href=".." xlink:type="simple" chart:class="chart:line" chart:style-name="ch1">
        <chart:title svg:x="5.206cm" svg:y="0.261cm" chart:style-name="ch2">
          <text:p>Lib</text:p>
        </chart:title>
        <chart:legend chart:legend-position="end" svg:x="9.155cm" svg:y="2.342cm" style:legend-expansion="high" chart:style-name="ch3"/>
        <chart:plot-area chart:style-name="ch4" table:cell-range-address="Sheet1.I3:Sheet1.L7" chart:data-source-has-labels="both" svg:x="1.234cm" svg:y="1.165cm" svg:width="7.698cm" svg:height="4.007cm">
          <chartooo:coordinate-region svg:x="2.596cm" svg:y="1.364cm" svg:width="6.149cm" svg:height="3.161cm"/>
          <chart:axis chart:dimension="x" chart:name="primary-x" chart:style-name="ch5" chartooo:axis-type="auto">
            <chartooo:date-scale/>
            <chart:title svg:x="3.478cm" svg:y="5.297cm" chart:style-name="ch6">
              <text:p>Input file size (k rows)</text:p>
            </chart:title>
            <chart:categories table:cell-range-address="Sheet1.I3:Sheet1.I7"/>
          </chart:axis>
          <chart:axis chart:dimension="y" chart:name="primary-y" chart:style-name="ch5">
            <chart:title svg:x="0.451cm" svg:y="4.231cm" chart:style-name="ch7">
              <text:p>microseconds</text:p>
            </chart:title>
            <chart:grid chart:style-name="ch8" chart:class="major"/>
          </chart:axis>
          <chart:series chart:style-name="ch9" chart:values-cell-range-address="Sheet1.J3:Sheet1.J7" loext:label-string="prep" chart:class="chart:line">
            <chart:data-point chart:repeated="5"/>
          </chart:series>
          <chart:series chart:style-name="ch10" chart:values-cell-range-address="Sheet1.K3:Sheet1.K7" loext:label-string="read" chart:class="chart:line">
            <chart:data-point chart:repeated="5"/>
          </chart:series>
          <chart:series chart:style-name="ch11" chart:values-cell-range-address="Sheet1.L3:Sheet1.L7" loext:label-string="pro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</table:table-cell>
              <table:table-cell office:value-type="string">
                <text:p>read</text:p>
              </table:table-cell>
              <table:table-cell office:value-type="string">
                <text:p>pro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1467.97641">
                <text:p>1467.97641</text:p>
                <draw:g>
                  <svg:desc>Sheet1.J3:Sheet1.J7</svg:desc>
                </draw:g>
              </table:table-cell>
              <table:table-cell office:value-type="float" office:value="70180.69884">
                <text:p>70180.69884</text:p>
                <draw:g>
                  <svg:desc>Sheet1.K3:Sheet1.K7</svg:desc>
                </draw:g>
              </table:table-cell>
              <table:table-cell office:value-type="float" office:value="472.1631">
                <text:p>472.1631</text:p>
                <draw:g>
                  <svg:desc>Sheet1.L3:Sheet1.L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11.52808">
                <text:p>1511.52808</text:p>
              </table:table-cell>
              <table:table-cell office:value-type="float" office:value="147628.16406">
                <text:p>147628.16406</text:p>
              </table:table-cell>
              <table:table-cell office:value-type="float" office:value="927.46912">
                <text:p>927.469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93.27982">
                <text:p>1693.27982</text:p>
              </table:table-cell>
              <table:table-cell office:value-type="float" office:value="230327.62309">
                <text:p>230327.62309</text:p>
              </table:table-cell>
              <table:table-cell office:value-type="float" office:value="1485.17763">
                <text:p>1485.177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65.63485">
                <text:p>1765.63485</text:p>
              </table:table-cell>
              <table:table-cell office:value-type="float" office:value="325486.42255">
                <text:p>325486.42255</text:p>
              </table:table-cell>
              <table:table-cell office:value-type="float" office:value="2039.5883">
                <text:p>2039.58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85.36599">
                <text:p>1785.36599</text:p>
              </table:table-cell>
              <table:table-cell office:value-type="float" office:value="422856.0137">
                <text:p>422856.0137</text:p>
              </table:table-cell>
              <table:table-cell office:value-type="float" office:value="2505.23666">
                <text:p>2505.23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72cm" svg:height="6.172cm" xlink:href=".." xlink:type="simple" chart:class="chart:line" chart:style-name="ch1">
        <chart:title svg:x="4.384cm" svg:y="0.259cm" chart:style-name="ch2">
          <text:p>Processor</text:p>
        </chart:title>
        <chart:legend chart:legend-position="end" svg:x="8.967cm" svg:y="2.289cm" style:legend-expansion="high" chart:style-name="ch3"/>
        <chart:plot-area chart:style-name="ch4" table:cell-range-address="Sheet1.I3:Sheet1.I7 Sheet1.M3:Sheet1.O7" chart:data-source-has-labels="both" svg:x="1.23cm" svg:y="1.161cm" svg:width="7.518cm" svg:height="3.907cm">
          <chartooo:coordinate-region svg:x="2.592cm" svg:y="1.36cm" svg:width="5.969cm" svg:height="3.061cm"/>
          <chart:axis chart:dimension="x" chart:name="primary-x" chart:style-name="ch5" chartooo:axis-type="auto">
            <chartooo:date-scale/>
            <chart:title svg:x="3.384cm" svg:y="5.191cm" chart:style-name="ch6">
              <text:p>Input file size (k rows)</text:p>
            </chart:title>
            <chart:categories table:cell-range-address="Sheet1.I3:Sheet1.I7"/>
          </chart:axis>
          <chart:axis chart:dimension="y" chart:name="primary-y" chart:style-name="ch5">
            <chart:title svg:x="0.451cm" svg:y="4.177cm" chart:style-name="ch7">
              <text:p>microseconds</text:p>
            </chart:title>
            <chart:grid chart:style-name="ch8" chart:class="major"/>
          </chart:axis>
          <chart:series chart:style-name="ch9" chart:values-cell-range-address="Sheet1.M3:Sheet1.M7" loext:label-string="prep" chart:class="chart:line">
            <chart:data-point chart:repeated="5"/>
          </chart:series>
          <chart:series chart:style-name="ch10" chart:values-cell-range-address="Sheet1.N3:Sheet1.N7" loext:label-string="read" chart:class="chart:line">
            <chart:data-point chart:repeated="5"/>
          </chart:series>
          <chart:series chart:style-name="ch11" chart:values-cell-range-address="Sheet1.O3:Sheet1.O7" loext:label-string="pro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</table:table-cell>
              <table:table-cell office:value-type="string">
                <text:p>read</text:p>
              </table:table-cell>
              <table:table-cell office:value-type="string">
                <text:p>pro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91.31297">
                <text:p>91.31297</text:p>
                <draw:g>
                  <svg:desc>Sheet1.M3:Sheet1.M7</svg:desc>
                </draw:g>
              </table:table-cell>
              <table:table-cell office:value-type="float" office:value="45294.27092">
                <text:p>45294.27092</text:p>
                <draw:g>
                  <svg:desc>Sheet1.N3:Sheet1.N7</svg:desc>
                </draw:g>
              </table:table-cell>
              <table:table-cell office:value-type="float" office:value="454.68942">
                <text:p>454.68942</text:p>
                <draw:g>
                  <svg:desc>Sheet1.O3:Sheet1.O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5.525">
                <text:p>85.525</text:p>
              </table:table-cell>
              <table:table-cell office:value-type="float" office:value="86181.91418">
                <text:p>86181.91418</text:p>
              </table:table-cell>
              <table:table-cell office:value-type="float" office:value="867.67577">
                <text:p>867.675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2.46227">
                <text:p>92.46227</text:p>
              </table:table-cell>
              <table:table-cell office:value-type="float" office:value="140915.23611">
                <text:p>140915.23611</text:p>
              </table:table-cell>
              <table:table-cell office:value-type="float" office:value="1488.63958">
                <text:p>1488.639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1.49375">
                <text:p>91.49375</text:p>
              </table:table-cell>
              <table:table-cell office:value-type="float" office:value="185737.18048">
                <text:p>185737.18048</text:p>
              </table:table-cell>
              <table:table-cell office:value-type="float" office:value="1846.05624">
                <text:p>1846.056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5.1393">
                <text:p>95.1393</text:p>
              </table:table-cell>
              <table:table-cell office:value-type="float" office:value="270346.39668">
                <text:p>270346.39668</text:p>
              </table:table-cell>
              <table:table-cell office:value-type="float" office:value="2328.0758">
                <text:p>2328.0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344cm" svg:height="5.256cm" xlink:href=".." xlink:type="simple" chart:class="chart:line" chart:style-name="ch1">
        <chart:title svg:x="2.088cm" svg:y="0.241cm" chart:style-name="ch2">
          <text:p>Processor + column filter</text:p>
        </chart:title>
        <chart:legend chart:legend-position="end" svg:x="7.339cm" svg:y="1.831cm" style:legend-expansion="high" chart:style-name="ch3"/>
        <chart:plot-area chart:style-name="ch4" table:cell-range-address="Sheet1.I3:Sheet1.I7 Sheet1.P3:Sheet1.R7" chart:data-source-has-labels="both" svg:x="1.197cm" svg:y="1.125cm" svg:width="5.956cm" svg:height="3.045cm">
          <chartooo:coordinate-region svg:x="2.374cm" svg:y="1.325cm" svg:width="4.407cm" svg:height="2.198cm"/>
          <chart:axis chart:dimension="x" chart:name="primary-x" chart:style-name="ch5" chartooo:axis-type="auto">
            <chartooo:date-scale/>
            <chart:title svg:x="2.57cm" svg:y="4.275cm" chart:style-name="ch6">
              <text:p>Input file size (k rows)</text:p>
            </chart:title>
            <chart:categories table:cell-range-address="Sheet1.I3:Sheet1.I7"/>
          </chart:axis>
          <chart:axis chart:dimension="y" chart:name="primary-y" chart:style-name="ch5">
            <chart:title svg:x="0.451cm" svg:y="3.71cm" chart:style-name="ch7">
              <text:p>microseconds</text:p>
            </chart:title>
            <chart:grid chart:style-name="ch8" chart:class="major"/>
          </chart:axis>
          <chart:series chart:style-name="ch9" chart:values-cell-range-address="Sheet1.P3:Sheet1.P7" loext:label-string="prep" chart:class="chart:line">
            <chart:data-point chart:repeated="5"/>
          </chart:series>
          <chart:series chart:style-name="ch10" chart:values-cell-range-address="Sheet1.Q3:Sheet1.Q7" loext:label-string="read" chart:class="chart:line">
            <chart:data-point chart:repeated="5"/>
          </chart:series>
          <chart:series chart:style-name="ch11" chart:values-cell-range-address="Sheet1.R3:Sheet1.R7" loext:label-string="pro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</table:table-cell>
              <table:table-cell office:value-type="string">
                <text:p>read</text:p>
              </table:table-cell>
              <table:table-cell office:value-type="string">
                <text:p>pro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79.65326">
                <text:p>79.65326</text:p>
                <draw:g>
                  <svg:desc>Sheet1.P3:Sheet1.P7</svg:desc>
                </draw:g>
              </table:table-cell>
              <table:table-cell office:value-type="float" office:value="18818.33704">
                <text:p>18818.33704</text:p>
                <draw:g>
                  <svg:desc>Sheet1.Q3:Sheet1.Q7</svg:desc>
                </draw:g>
              </table:table-cell>
              <table:table-cell office:value-type="float" office:value="247.85244">
                <text:p>247.85244</text:p>
                <draw:g>
                  <svg:desc>Sheet1.R3:Sheet1.R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4.82529">
                <text:p>84.82529</text:p>
              </table:table-cell>
              <table:table-cell office:value-type="float" office:value="36915.0102">
                <text:p>36915.0102</text:p>
              </table:table-cell>
              <table:table-cell office:value-type="float" office:value="524.43317">
                <text:p>524.4331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.49289">
                <text:p>90.49289</text:p>
              </table:table-cell>
              <table:table-cell office:value-type="float" office:value="57874.95078">
                <text:p>57874.95078</text:p>
              </table:table-cell>
              <table:table-cell office:value-type="float" office:value="860.87826">
                <text:p>860.878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9.94291">
                <text:p>99.94291</text:p>
              </table:table-cell>
              <table:table-cell office:value-type="float" office:value="77705.0043">
                <text:p>77705.0043</text:p>
              </table:table-cell>
              <table:table-cell office:value-type="float" office:value="1220.29774">
                <text:p>1220.297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5.94993">
                <text:p>95.94993</text:p>
              </table:table-cell>
              <table:table-cell office:value-type="float" office:value="109434.81614">
                <text:p>109434.81614</text:p>
              </table:table-cell>
              <table:table-cell office:value-type="float" office:value="1554.15449">
                <text:p>1554.154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924cm" svg:height="5.583cm" xlink:href=".." xlink:type="simple" chart:class="chart:line" chart:style-name="ch1">
        <chart:title svg:x="1.254cm" svg:y="0.247cm" chart:style-name="ch2">
          <text:p>Processor + column filter + row filter</text:p>
        </chart:title>
        <chart:legend chart:legend-position="end" svg:x="7.919cm" svg:y="1.994cm" style:legend-expansion="high" chart:style-name="ch3"/>
        <chart:plot-area chart:style-name="ch4" table:cell-range-address="Sheet1.I3:Sheet1.I7 Sheet1.S3:Sheet1.U7" chart:data-source-has-labels="both" svg:x="1.209cm" svg:y="1.137cm" svg:width="6.512cm" svg:height="3.354cm">
          <chartooo:coordinate-region svg:x="2.386cm" svg:y="1.336cm" svg:width="4.963cm" svg:height="2.508cm"/>
          <chart:axis chart:dimension="x" chart:name="primary-x" chart:style-name="ch5" chartooo:axis-type="auto">
            <chartooo:date-scale/>
            <chart:title svg:x="2.86cm" svg:y="4.602cm" chart:style-name="ch6">
              <text:p>Input file size (k rows)</text:p>
            </chart:title>
            <chart:categories table:cell-range-address="Sheet1.I3:Sheet1.I7"/>
          </chart:axis>
          <chart:axis chart:dimension="y" chart:name="primary-y" chart:style-name="ch5">
            <chart:title svg:x="0.451cm" svg:y="3.877cm" chart:style-name="ch7">
              <text:p>microseconds</text:p>
            </chart:title>
            <chart:grid chart:style-name="ch8" chart:class="major"/>
          </chart:axis>
          <chart:series chart:style-name="ch9" chart:values-cell-range-address="Sheet1.S3:Sheet1.S7" loext:label-string="prep" chart:class="chart:line">
            <chart:data-point chart:repeated="5"/>
          </chart:series>
          <chart:series chart:style-name="ch10" chart:values-cell-range-address="Sheet1.T3:Sheet1.T7" loext:label-string="read" chart:class="chart:line">
            <chart:data-point chart:repeated="5"/>
          </chart:series>
          <chart:series chart:style-name="ch11" chart:values-cell-range-address="Sheet1.U3:Sheet1.U7" loext:label-string="proc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</table:table-cell>
              <table:table-cell office:value-type="string">
                <text:p>read</text:p>
              </table:table-cell>
              <table:table-cell office:value-type="string">
                <text:p>pro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73.92126">
                <text:p>73.92126</text:p>
                <draw:g>
                  <svg:desc>Sheet1.S3:Sheet1.S7</svg:desc>
                </draw:g>
              </table:table-cell>
              <table:table-cell office:value-type="float" office:value="17214.34782">
                <text:p>17214.34782</text:p>
                <draw:g>
                  <svg:desc>Sheet1.T3:Sheet1.T7</svg:desc>
                </draw:g>
              </table:table-cell>
              <table:table-cell office:value-type="float" office:value="34.56142">
                <text:p>34.56142</text:p>
                <draw:g>
                  <svg:desc>Sheet1.U3:Sheet1.U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1.53342">
                <text:p>81.53342</text:p>
              </table:table-cell>
              <table:table-cell office:value-type="float" office:value="32930.25314">
                <text:p>32930.25314</text:p>
              </table:table-cell>
              <table:table-cell office:value-type="float" office:value="78.69708">
                <text:p>78.697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4.45944">
                <text:p>84.45944</text:p>
              </table:table-cell>
              <table:table-cell office:value-type="float" office:value="51996.72326">
                <text:p>51996.72326</text:p>
              </table:table-cell>
              <table:table-cell office:value-type="float" office:value="118.92458">
                <text:p>118.924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7.24868">
                <text:p>87.24868</text:p>
              </table:table-cell>
              <table:table-cell office:value-type="float" office:value="68321.21297">
                <text:p>68321.21297</text:p>
              </table:table-cell>
              <table:table-cell office:value-type="float" office:value="161.63805">
                <text:p>161.638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.56585">
                <text:p>86.56585</text:p>
              </table:table-cell>
              <table:table-cell office:value-type="float" office:value="98534.85156">
                <text:p>98534.85156</text:p>
              </table:table-cell>
              <table:table-cell office:value-type="float" office:value="196.91385">
                <text:p>196.913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77cm" svg:height="7.75cm" xlink:href=".." xlink:type="simple" chart:class="chart:line" chart:style-name="ch1">
        <chart:title svg:x="4.582cm" svg:y="0.291cm" chart:style-name="ch2">
          <text:p>Read time comparison</text:p>
        </chart:title>
        <chart:legend chart:legend-position="end" svg:x="11.48cm" svg:y="2.829cm" style:legend-expansion="high" chart:style-name="ch3"/>
        <chart:plot-area chart:style-name="ch4" table:cell-range-address="Sheet1.I3:Sheet1.I7 Sheet1.K3:Sheet1.K7 Sheet1.N3:Sheet1.N7 Sheet1.Q3:Sheet1.Q7 Sheet1.T3:Sheet1.T7" chart:data-source-has-labels="both" svg:x="1.286cm" svg:y="1.225cm" svg:width="9.919cm" svg:height="5.389cm">
          <chartooo:coordinate-region svg:x="2.648cm" svg:y="1.424cm" svg:width="8.37cm" svg:height="4.543cm"/>
          <chart:axis chart:dimension="x" chart:name="primary-x" chart:style-name="ch5" chartooo:axis-type="auto">
            <chartooo:date-scale/>
            <chart:title svg:x="5.725cm" svg:y="6.769cm" chart:style-name="ch6">
              <text:p>k rows</text:p>
            </chart:title>
            <chart:categories table:cell-range-address="Sheet1.I3:Sheet1.I7"/>
          </chart:axis>
          <chart:axis chart:dimension="y" chart:name="primary-y" chart:style-name="ch5">
            <chart:title svg:x="0.451cm" svg:y="4.982cm" chart:style-name="ch7">
              <text:p>microseconds</text:p>
            </chart:title>
            <chart:grid chart:style-name="ch8" chart:class="major"/>
          </chart:axis>
          <chart:series chart:style-name="ch9" chart:values-cell-range-address="Sheet1.K3:Sheet1.K7" loext:label-string="lib" chart:class="chart:line">
            <chart:data-point chart:repeated="5"/>
          </chart:series>
          <chart:series chart:style-name="ch10" chart:values-cell-range-address="Sheet1.N3:Sheet1.N7" loext:label-string="proc" chart:class="chart:line">
            <chart:data-point chart:repeated="5"/>
          </chart:series>
          <chart:series chart:style-name="ch11" chart:values-cell-range-address="Sheet1.Q3:Sheet1.Q7" loext:label-string="procc" chart:class="chart:line">
            <chart:data-point chart:repeated="5"/>
          </chart:series>
          <chart:series chart:style-name="ch12" chart:values-cell-range-address="Sheet1.T3:Sheet1.T7" loext:label-string="proccf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70180.69884">
                <text:p>70180.69884</text:p>
                <draw:g>
                  <svg:desc>Sheet1.K3:Sheet1.K7</svg:desc>
                </draw:g>
              </table:table-cell>
              <table:table-cell office:value-type="float" office:value="45294.27092">
                <text:p>45294.27092</text:p>
                <draw:g>
                  <svg:desc>Sheet1.N3:Sheet1.N7</svg:desc>
                </draw:g>
              </table:table-cell>
              <table:table-cell office:value-type="float" office:value="18818.33704">
                <text:p>18818.33704</text:p>
                <draw:g>
                  <svg:desc>Sheet1.Q3:Sheet1.Q7</svg:desc>
                </draw:g>
              </table:table-cell>
              <table:table-cell office:value-type="float" office:value="17214.34782">
                <text:p>17214.34782</text:p>
                <draw:g>
                  <svg:desc>Sheet1.T3:Sheet1.T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7628.16406">
                <text:p>147628.16406</text:p>
              </table:table-cell>
              <table:table-cell office:value-type="float" office:value="86181.91418">
                <text:p>86181.91418</text:p>
              </table:table-cell>
              <table:table-cell office:value-type="float" office:value="36915.0102">
                <text:p>36915.0102</text:p>
              </table:table-cell>
              <table:table-cell office:value-type="float" office:value="32930.25314">
                <text:p>32930.253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0327.62309">
                <text:p>230327.62309</text:p>
              </table:table-cell>
              <table:table-cell office:value-type="float" office:value="140915.23611">
                <text:p>140915.23611</text:p>
              </table:table-cell>
              <table:table-cell office:value-type="float" office:value="57874.95078">
                <text:p>57874.95078</text:p>
              </table:table-cell>
              <table:table-cell office:value-type="float" office:value="51996.72326">
                <text:p>51996.723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5486.42255">
                <text:p>325486.42255</text:p>
              </table:table-cell>
              <table:table-cell office:value-type="float" office:value="185737.18048">
                <text:p>185737.18048</text:p>
              </table:table-cell>
              <table:table-cell office:value-type="float" office:value="77705.0043">
                <text:p>77705.0043</text:p>
              </table:table-cell>
              <table:table-cell office:value-type="float" office:value="68321.21297">
                <text:p>68321.212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22856.0137">
                <text:p>422856.0137</text:p>
              </table:table-cell>
              <table:table-cell office:value-type="float" office:value="270346.39668">
                <text:p>270346.39668</text:p>
              </table:table-cell>
              <table:table-cell office:value-type="float" office:value="109434.81614">
                <text:p>109434.81614</text:p>
              </table:table-cell>
              <table:table-cell office:value-type="float" office:value="98534.85156">
                <text:p>98534.851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76cm" svg:height="7.524cm" xlink:href=".." xlink:type="simple" chart:class="chart:line" chart:style-name="ch1">
        <chart:title svg:x="4.435cm" svg:y="0.286cm" chart:style-name="ch2">
          <text:p>Prep time comparison</text:p>
        </chart:title>
        <chart:legend chart:legend-position="end" svg:x="11.079cm" svg:y="2.716cm" style:legend-expansion="high" chart:style-name="ch3"/>
        <chart:plot-area chart:style-name="ch4" table:cell-range-address="Sheet1.I3:Sheet1.J7 Sheet1.M3:Sheet1.M7 Sheet1.P3:Sheet1.P7 Sheet1.S3:Sheet1.S7" chart:data-source-has-labels="both" svg:x="1.278cm" svg:y="1.215cm" svg:width="9.534cm" svg:height="5.178cm">
          <chartooo:coordinate-region svg:x="2.085cm" svg:y="1.414cm" svg:width="8.355cm" svg:height="4.332cm"/>
          <chart:axis chart:dimension="x" chart:name="primary-x" chart:style-name="ch5" chartooo:axis-type="auto">
            <chartooo:date-scale/>
            <chart:title svg:x="5.525cm" svg:y="6.543cm" chart:style-name="ch6">
              <text:p>k rows</text:p>
            </chart:title>
            <chart:categories table:cell-range-address="Sheet1.I3:Sheet1.I7"/>
          </chart:axis>
          <chart:axis chart:dimension="y" chart:name="primary-y" chart:style-name="ch5">
            <chart:title svg:x="0.451cm" svg:y="4.867cm" chart:style-name="ch7">
              <text:p>microseconds</text:p>
            </chart:title>
            <chart:grid chart:style-name="ch8" chart:class="major"/>
          </chart:axis>
          <chart:series chart:style-name="ch9" chart:values-cell-range-address="Sheet1.J3:Sheet1.J7" loext:label-string="lib" chart:class="chart:line">
            <chart:data-point chart:repeated="5"/>
          </chart:series>
          <chart:series chart:style-name="ch10" chart:values-cell-range-address="Sheet1.M3:Sheet1.M7" loext:label-string="proc" chart:class="chart:line">
            <chart:data-point chart:repeated="5"/>
          </chart:series>
          <chart:series chart:style-name="ch11" chart:values-cell-range-address="Sheet1.P3:Sheet1.P7" loext:label-string="procc" chart:class="chart:line">
            <chart:data-point chart:repeated="5"/>
          </chart:series>
          <chart:series chart:style-name="ch12" chart:values-cell-range-address="Sheet1.S3:Sheet1.S7" loext:label-string="proccf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1467.97641">
                <text:p>1467.97641</text:p>
                <draw:g>
                  <svg:desc>Sheet1.J3:Sheet1.J7</svg:desc>
                </draw:g>
              </table:table-cell>
              <table:table-cell office:value-type="float" office:value="91.31297">
                <text:p>91.31297</text:p>
                <draw:g>
                  <svg:desc>Sheet1.M3:Sheet1.M7</svg:desc>
                </draw:g>
              </table:table-cell>
              <table:table-cell office:value-type="float" office:value="79.65326">
                <text:p>79.65326</text:p>
                <draw:g>
                  <svg:desc>Sheet1.P3:Sheet1.P7</svg:desc>
                </draw:g>
              </table:table-cell>
              <table:table-cell office:value-type="float" office:value="73.92126">
                <text:p>73.92126</text:p>
                <draw:g>
                  <svg:desc>Sheet1.S3:Sheet1.S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11.52808">
                <text:p>1511.52808</text:p>
              </table:table-cell>
              <table:table-cell office:value-type="float" office:value="85.525">
                <text:p>85.525</text:p>
              </table:table-cell>
              <table:table-cell office:value-type="float" office:value="84.82529">
                <text:p>84.82529</text:p>
              </table:table-cell>
              <table:table-cell office:value-type="float" office:value="81.53342">
                <text:p>81.533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93.27982">
                <text:p>1693.27982</text:p>
              </table:table-cell>
              <table:table-cell office:value-type="float" office:value="92.46227">
                <text:p>92.46227</text:p>
              </table:table-cell>
              <table:table-cell office:value-type="float" office:value="90.49289">
                <text:p>90.49289</text:p>
              </table:table-cell>
              <table:table-cell office:value-type="float" office:value="84.45944">
                <text:p>84.45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65.63485">
                <text:p>1765.63485</text:p>
              </table:table-cell>
              <table:table-cell office:value-type="float" office:value="91.49375">
                <text:p>91.49375</text:p>
              </table:table-cell>
              <table:table-cell office:value-type="float" office:value="99.94291">
                <text:p>99.94291</text:p>
              </table:table-cell>
              <table:table-cell office:value-type="float" office:value="87.24868">
                <text:p>87.248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85.36599">
                <text:p>1785.36599</text:p>
              </table:table-cell>
              <table:table-cell office:value-type="float" office:value="95.1393">
                <text:p>95.1393</text:p>
              </table:table-cell>
              <table:table-cell office:value-type="float" office:value="95.94993">
                <text:p>95.94993</text:p>
              </table:table-cell>
              <table:table-cell office:value-type="float" office:value="86.56585">
                <text:p>86.565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42cm" svg:height="7.842cm" xlink:href=".." xlink:type="simple" chart:class="chart:line" chart:style-name="ch1">
        <chart:title svg:x="4.718cm" svg:y="0.292cm" chart:style-name="ch2">
          <text:p>Proc time comparison</text:p>
        </chart:title>
        <chart:legend chart:legend-position="end" svg:x="11.645cm" svg:y="2.875cm" style:legend-expansion="high" chart:style-name="ch3"/>
        <chart:plot-area chart:style-name="ch4" table:cell-range-address="Sheet1.I3:Sheet1.I7 Sheet1.L3:Sheet1.L7 Sheet1.O3:Sheet1.O7 Sheet1.R3:Sheet1.R7 Sheet1.U3:Sheet1.U7" chart:data-source-has-labels="both" svg:x="1.289cm" svg:y="1.227cm" svg:width="10.078cm" svg:height="5.478cm">
          <chartooo:coordinate-region svg:x="2.281cm" svg:y="1.427cm" svg:width="8.899cm" svg:height="4.631cm"/>
          <chart:axis chart:dimension="x" chart:name="primary-x" chart:style-name="ch5" chartooo:axis-type="auto">
            <chartooo:date-scale/>
            <chart:title svg:x="5.808cm" svg:y="6.861cm" chart:style-name="ch6">
              <text:p>k rows</text:p>
            </chart:title>
            <chart:categories table:cell-range-address="Sheet1.I3:Sheet1.I7"/>
          </chart:axis>
          <chart:axis chart:dimension="y" chart:name="primary-y" chart:style-name="ch5">
            <chart:title svg:x="0.451cm" svg:y="5.029cm" chart:style-name="ch7">
              <text:p>microseconds</text:p>
            </chart:title>
            <chart:grid chart:style-name="ch8" chart:class="major"/>
          </chart:axis>
          <chart:series chart:style-name="ch9" chart:values-cell-range-address="Sheet1.L3:Sheet1.L7" loext:label-string="lib" chart:class="chart:line">
            <chart:data-point chart:repeated="5"/>
          </chart:series>
          <chart:series chart:style-name="ch10" chart:values-cell-range-address="Sheet1.O3:Sheet1.O7" loext:label-string="proc" chart:class="chart:line">
            <chart:data-point chart:repeated="5"/>
          </chart:series>
          <chart:series chart:style-name="ch11" chart:values-cell-range-address="Sheet1.R3:Sheet1.R7" loext:label-string="procc" chart:class="chart:line">
            <chart:data-point chart:repeated="5"/>
          </chart:series>
          <chart:series chart:style-name="ch12" chart:values-cell-range-address="Sheet1.U3:Sheet1.U7" loext:label-string="proccf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b</text:p>
              </table:table-cell>
              <table:table-cell office:value-type="string">
                <text:p>proc</text:p>
              </table:table-cell>
              <table:table-cell office:value-type="string">
                <text:p>procc</text:p>
              </table:table-cell>
              <table:table-cell office:value-type="string">
                <text:p>proccf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I3:Sheet1.I7</svg:desc>
                </draw:g>
              </table:table-cell>
              <table:table-cell office:value-type="float" office:value="472.1631">
                <text:p>472.1631</text:p>
                <draw:g>
                  <svg:desc>Sheet1.L3:Sheet1.L7</svg:desc>
                </draw:g>
              </table:table-cell>
              <table:table-cell office:value-type="float" office:value="454.68942">
                <text:p>454.68942</text:p>
                <draw:g>
                  <svg:desc>Sheet1.O3:Sheet1.O7</svg:desc>
                </draw:g>
              </table:table-cell>
              <table:table-cell office:value-type="float" office:value="247.85244">
                <text:p>247.85244</text:p>
                <draw:g>
                  <svg:desc>Sheet1.R3:Sheet1.R7</svg:desc>
                </draw:g>
              </table:table-cell>
              <table:table-cell office:value-type="float" office:value="34.56142">
                <text:p>34.56142</text:p>
                <draw:g>
                  <svg:desc>Sheet1.U3:Sheet1.U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27.46912">
                <text:p>927.46912</text:p>
              </table:table-cell>
              <table:table-cell office:value-type="float" office:value="867.67577">
                <text:p>867.67577</text:p>
              </table:table-cell>
              <table:table-cell office:value-type="float" office:value="524.43317">
                <text:p>524.43317</text:p>
              </table:table-cell>
              <table:table-cell office:value-type="float" office:value="78.69708">
                <text:p>78.697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5.17763">
                <text:p>1485.17763</text:p>
              </table:table-cell>
              <table:table-cell office:value-type="float" office:value="1488.63958">
                <text:p>1488.63958</text:p>
              </table:table-cell>
              <table:table-cell office:value-type="float" office:value="860.87826">
                <text:p>860.87826</text:p>
              </table:table-cell>
              <table:table-cell office:value-type="float" office:value="118.92458">
                <text:p>118.924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39.5883">
                <text:p>2039.5883</text:p>
              </table:table-cell>
              <table:table-cell office:value-type="float" office:value="1846.05624">
                <text:p>1846.05624</text:p>
              </table:table-cell>
              <table:table-cell office:value-type="float" office:value="1220.29774">
                <text:p>1220.29774</text:p>
              </table:table-cell>
              <table:table-cell office:value-type="float" office:value="161.63805">
                <text:p>161.638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05.23666">
                <text:p>2505.23666</text:p>
              </table:table-cell>
              <table:table-cell office:value-type="float" office:value="2328.0758">
                <text:p>2328.0758</text:p>
              </table:table-cell>
              <table:table-cell office:value-type="float" office:value="1554.15449">
                <text:p>1554.15449</text:p>
              </table:table-cell>
              <table:table-cell office:value-type="float" office:value="196.91385">
                <text:p>196.913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